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Bibliography_20_1">
      <style:text-properties officeooo:paragraph-rsid="000913b1"/>
    </style:style>
    <style:style style:name="P2" style:family="paragraph" style:parent-style-name="Bibliography_20_1">
      <style:text-properties officeooo:paragraph-rsid="000913b1" fo:background-color="#ff3333"/>
    </style:style>
    <style:style style:name="P3" style:family="paragraph" style:parent-style-name="Bibliography_20_1">
      <style:text-properties officeooo:paragraph-rsid="000913b1" fo:background-color="#ffffff"/>
    </style:style>
    <style:style style:name="P4" style:family="paragraph" style:parent-style-name="Bibliography_20_1">
      <style:text-properties officeooo:paragraph-rsid="000913b1" fo:background-color="#ffff99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officeooo:rsid="000913b1" style:font-name-complex="Times new roman"/>
    </style:style>
    <style:style style:name="T3" style:family="text">
      <style:text-properties officeooo:rsid="000913b1"/>
    </style:style>
    <style:style style:name="T4" style:family="text">
      <style:text-properties officeooo:rsid="0009ea1e"/>
    </style:style>
    <style:style style:name="T5" style:family="text">
      <style:text-properties officeooo:rsid="000ac171"/>
    </style:style>
    <style:style style:name="T6" style:family="text">
      <style:text-properties officeooo:rsid="000b4f2d"/>
    </style:style>
    <style:style style:name="T7" style:family="text">
      <style:text-properties fo:background-color="#ffffff" loext:char-shading-value="0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0b4f2d" fo:background-color="#ffcc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oichard, D., </text:span><text:span text:style-name="T2">V. </text:span><text:span text:style-name="T1">Ducrocq, </text:span><text:span text:style-name="T2">and S.</text:span><text:span text:style-name="T1"> Fritz. 2015. Sustainable dairy cattle selection in the genomic era. J. Anim. Breed. Genet. 132:135</text:span>–143. https://doi.org/10.1111/jbg.12150</text:p>
      <text:p text:style-name="P1">Cervantes, I., <text:span text:style-name="T3">F. </text:span>Goyache, <text:span text:style-name="T3">A.</text:span> Molina, <text:span text:style-name="T3">M.</text:span> Valera, <text:span text:style-name="T3">and J. P.</text:span> Gutiérrez. 2011. Estimation of effective population size from the rate of coancestry in pedigreed populations. J. Anim. Breed. Genet. 128:56–63. https://doi.org/10.1111/j.1439-0388.2010.00881.x</text:p>
      <text:p text:style-name="P1">Daetwyler, H.D., <text:span text:style-name="T3">B. </text:span>Villanueva, <text:span text:style-name="T3">P.</text:span> Bijma, <text:span text:style-name="T3">and J. A.</text:span> Woolliams. 2007. Inbreeding in genome-wide selection. J. Anim. Breed. Genet. 124:369–376.</text:p>
      <text:p text:style-name="P1">de Roos, A. P. W. 2011. Genomic selection in dairy cattle (PhD Thesis). Wageningen University, Wageningen, The Netherlands.</text:p>
      <text:p text:style-name="P1">de Roos, A. P. W., <text:span text:style-name="T4">C.</text:span> Schrooten, <text:span text:style-name="T4">R. F. </text:span>Veerkamp, <text:span text:style-name="T4">and J. A. M.</text:span> van Arendonk. 2011. Effects of genomic selection on genetic improvement, inbreeding, and merit of young versus proven <text:span text:style-name="T8">bulls. J. Dairy Sci. 94:1559–1567. https://doi.org/10.3168/jds.2010-3354</text:span></text:p>
      <text:p text:style-name="P3">Ducrocq, V., <text:span text:style-name="T4">D. </text:span>Laloe, <text:span text:style-name="T4">M.</text:span> Swaminathan, <text:span text:style-name="T4">X.</text:span> Rognon, <text:span text:style-name="T4">M.</text:span> Tixier-Boichard, <text:span text:style-name="T4">and T.</text:span> Zerjal. 2018. Genomics for Ruminants in Developing Countries: From Principles to Practice. Front. Genet. 9:<text:span text:style-name="T6">251</text:span>. https://doi.org/10.3389/fgene.2018.00251</text:p>
      <text:p text:style-name="P4">Faux, A.-M., <text:span text:style-name="T4">G. </text:span>Gorjanc, <text:span text:style-name="T4">R. C. </text:span>Gaynor, <text:span text:style-name="T4">M.</text:span> Battagin, <text:span text:style-name="T4">S. M.</text:span> Edwards, <text:span text:style-name="T4">D. L.</text:span> Wilson, <text:span text:style-name="T4">S. J.</text:span> Hearne, <text:span text:style-name="T4">S. </text:span>Gonen, <text:span text:style-name="T4">and J. M.</text:span> Hickey. 2016. AlphaSim: Software for Breeding Program Simulation. Plant Genome 9:<text:span text:style-name="T9">1-14</text:span><text:span text:style-name="T6">.</text:span> https://doi.org/10.3835/plantgenome2016.02.0013</text:p>
      <text:p text:style-name="P1">García-Ruiz, A., <text:span text:style-name="T4">J. B. </text:span>Cole, <text:span text:style-name="T4">P. M.</text:span> VanRaden, <text:span text:style-name="T4">G. R.</text:span> Wiggans, <text:span text:style-name="T4">F. J.</text:span> Ruiz-López, <text:span text:style-name="T4">and C. P. V.</text:span> Tassell. 2016. Changes in genetic selection differentials and generation intervals in US Holstein dairy cattle as a result of genomic selection. Proc. Natl. Acad. Sci. 113:<text:span text:style-name="T4">e</text:span>3995–<text:span text:style-name="T4">e</text:span>4004. https://doi.org/10.1073/pnas.1519061113</text:p>
      <text:p text:style-name="P1">Gorjanc, G., <text:span text:style-name="T4">R. C. </text:span>Gaynor, <text:span text:style-name="T4">and J. M.</text:span> Hickey. 2018. Optimal cross selection for long-term genetic gain in two-part programs with rapid recurrent genomic selection. Theor. Appl. Genet. 131:1953–1966. https://doi.org/10.1007/s00122-018-3125-3</text:p>
      <text:p text:style-name="P1">Gorjanc, G. <text:span text:style-name="T4">and J. M.</text:span> Hickey. 2018. AlphaMate: a program for optimizing selection, maintenance of diversity and mate allocation in breeding programs. Bioinformatics 34, 3408–3411. https://doi.org/10.1093/bioinformatics/bty375</text:p>
      <text:p text:style-name="P1">Lillehammer, M., <text:span text:style-name="T4">T. H. E. </text:span>Meuwissen, <text:span text:style-name="T4">and A. K.</text:span> Sonesson. 2011. A comparison of dairy cattle breeding designs that use genomic selection. J. Dairy Sci. 94:493–500. https://doi.org/10.3168/jds.2010-3518</text:p>
      <text:p text:style-name="P2">Meuwissen, T.H.E., <text:span text:style-name="T4">A. K. </text:span>Sonesson, <text:span text:style-name="T4">and J. A.</text:span> Wooliams. 2018. Genomic management of inbreeding in breeding schemes. Presented at the World Congress on Genetics Applied to Livestock Production, Auckland, New Zealand.</text:p>
      <text:p text:style-name="P1">Misztal, I., <text:span text:style-name="T5">S. </text:span>Tsuruta, <text:span text:style-name="T5">T.</text:span> Strabel, <text:span text:style-name="T5">B.</text:span> Auvray, <text:span text:style-name="T5">T.</text:span> Druet, <text:span text:style-name="T5">and D. H.</text:span> Lee. 2002. BLUPF90 and related programs (BGF90). <text:span text:style-name="T5">Pages 1-2</text:span> in Proc. 7th World Congress on Genetics Applied to Livestock Production, Montpellier, France. Australian Egg Corporation, <text:span text:style-name="T6">Hurstville, NSW, Australia.</text:span></text:p>
      <text:p text:style-name="P1">Pérez-Enciso, M. 1995. Use of the uncertain relationship matrix to compute effective population size. J. Anim. Breed. Genet. 112:327–332. https://doi.org/10.1111/j.1439-0388.1995.tb00574.x</text:p>
      <text:p text:style-name="P1">Pryce, J.E., <text:span text:style-name="T6">M. E. </text:span>Goddard, <text:span text:style-name="T6">H. W.</text:span> Raadsma, <text:span text:style-name="T6">and B. J.</text:span> Hayes. 2010. Deterministic models of breeding scheme designs that incorporate genomic selection. J. Dairy Sci. 93:5455–5466. https://doi.org/10.3168/jds.2010-3256</text:p>
      <text:p text:style-name="P1">Schaeffer, L.R. 2006. Strategy for applying genome-wide selection in dairy cattle. J. Anim. Breed. Genet. 123:218–223. https://doi.org/10.1111/j.1439-0388.2006.00595.x</text:p>
      <text:p text:style-name="P1">Sonesson, A.K., <text:span text:style-name="T6">J. A. </text:span>Woolliams, <text:span text:style-name="T6">and T. H. E.</text:span> Meuwissen. 2012. Genomic selection requires genomic control of inbreeding. Genet. Sel. Evol. 44:1–10. https://doi.org/10.1186/1297-9686-44-27</text:p>
      <text:p text:style-name="P1">Thomasen, J.R., <text:span text:style-name="T6">C. </text:span>Egger-Danner, <text:span text:style-name="T6">A.</text:span> Willam, <text:span text:style-name="T6">B.</text:span> Guldbrandtsen, <text:span text:style-name="T6">M. S.</text:span> Lund, M.S., <text:span text:style-name="T6">and A. C. </text:span>Sørensen. 2014. Genomic selection strategies in a small dairy cattle population evaluated for genetic gain and profit. J. Dairy Sci. 97:458–470. https://doi.org/10.3168/jds.2013-6599</text:p>
      <text:p text:style-name="P1"><text:soft-page-break/>Weller, J.I., <text:span text:style-name="T6">E. </text:span>Ezra, <text:span text:style-name="T6">and M.</text:span> Ron, M. 2017. Invited review: A perspective on the future of genomic selection in dairy cattle. J. Dairy Sci. 100:8633–8644. https://doi.org/10.3168/jds.2017-12879</text:p>
      <text:p text:style-name="P1">Wiggans, G.R., <text:span text:style-name="T6">J. B. </text:span>Cole, <text:span text:style-name="T6">S. M.</text:span> Hubbard, <text:span text:style-name="T6">and T. S.</text:span> Sonstegard. 2017. Genomic Selection in Dairy Cattle: The USDA Experience. Annu. Rev. Anim. Biosci. 5:309–327. https://doi.org/10.1146/annurev-animal-021815-111422</text:p>
      <text:p text:style-name="P1">Woolliams, J.A., <text:span text:style-name="T6">P. </text:span>Berg, <text:span text:style-name="T6">B. S.</text:span> Dagnachew, <text:span text:style-name="T6">and T. H. E.</text:span> Meuwissen. 2015. Genetic contributions and their optimization. J. Anim. Breed. Genet. 132:89–99. https://doi.org/10.1111/jbg.1214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loext:contextual-spacing="false" style:line-height-at-least="0.1665in" fo:text-indent="-0.5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9:04:43.736066796</meta:creation-date>
    <dc:date>2019-03-11T09:52:04.231636977</dc:date>
    <meta:editing-duration>PT5M3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21" meta:word-count="611" meta:character-count="4507" meta:non-whitespace-character-count="3933"/>
  </office:meta>
</office:document-meta>
</file>